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Learning Journal<text:line-break/><text:line-break/>9/2/2021</text:p>
      <text:p text:style-name="Normal"/>
      <text:p text:style-name="Normal">Research count down timer</text:p>
      <text:p text:style-name="Normal"/>
      <text:p text:style-name="Normal">I used YouTube as ell as forums to research suitable countdown timers for the packages. After a good amount of searching, I found a count down timer script tutorial from unity forums</text:p>
      <text:p text:style-name="Normal"/>
      <text:p text:style-name="Normal">10/2/2021</text:p>
      <text:p text:style-name="Normal"/>
      <text:p text:style-name="Normal">Research enemy follow</text:p>
      <text:p text:style-name="Normal"/>
      <text:p text:style-name="Normal">To research the enemy follow scripts to use in one of my packages, I primarily searched YouTube and researched mostly on navmeshes to help me create the script myself. <text:s/>I used the tutorials on navmeshes from Brackeys.</text:p>
      <text:p text:style-name="Normal"/>
      <text:p text:style-name="Normal">11/2/2021</text:p>
      <text:p text:style-name="Normal"/>
      <text:p text:style-name="Normal">Research falling platform</text:p>
      <text:p text:style-name="Normal"/>
      <text:p text:style-name="Normal">To research the falling platforms, I used unity forums to find a good script to use for the package.</text:p>
      <text:p text:style-name="Normal"/>
      <text:p text:style-name="Normal">12/2/2021</text:p>
      <text:p text:style-name="Normal"/>
      <text:p text:style-name="Normal">Research pick up</text:p>
      <text:p text:style-name="Normal"/>
      <text:p text:style-name="Normal">I did not need to research this too much as I new most of the script needed to create it.</text:p>
      <text:p text:style-name="Normal"/>
      <text:p text:style-name="Normal">5/3/2021</text:p>
      <text:p text:style-name="Normal"/>
      <text:p text:style-name="Normal">Create falling platform package</text:p>
      <text:p text:style-name="Normal"/>
      <text:soft-page-break/>
      <text:p text:style-name="Normal">I ran into a few issues with creating the falling platform package. These problems were the platform not falling, the player not triggering the platforms script or the platform flying off into the distance. This took me longer than I wanted to, but I learnt how to solve the issue if it comes up in the future.</text:p>
      <text:p text:style-name="Normal">9/3/2021</text:p>
      <text:p text:style-name="Normal"/>
      <text:p text:style-name="Normal">Create pick up package</text:p>
      <text:p text:style-name="Normal"/>
      <text:p text:style-name="Normal">The pick up package was very simple and did not take up as much time as I thought it would, freeing up more time for other modules that needed to be done.</text:p>
      <text:p text:style-name="Normal"/>
      <text:p text:style-name="Normal">15/3/2021</text:p>
      <text:p text:style-name="Normal"/>
      <text:p text:style-name="Normal">Create count down timer<text:s/>package</text:p>
      <text:p text:style-name="Normal"/>
      <text:p text:style-name="Normal">The count down timer was a bit tricky as I am not too familiar with UI, but after gaing some help from peers I got it done<text:s/>quickly.</text:p>
      <text:p text:style-name="Normal"/>
      <text:p text:style-name="Normal">24/3/2021</text:p>
      <text:p text:style-name="Normal"/>
      <text:p text:style-name="Normal">Create enemy follow package</text:p>
      <text:p text:style-name="Normal"/>
      <text:p text:style-name="Normal">The enemy follow package was very difficult as I wanted to create this package without any help fro tutorials other than navmesh.</text:p>
      <text:p text:style-name="Normal"/>
      <text:p text:style-name="Normal">1/4/2021</text:p>
      <text:p text:style-name="Normal"/>
      <text:p text:style-name="Normal">Fix falling platform package</text:p>
      <text:p text:style-name="Normal"/>
      <text:p text:style-name="Normal">Went back to check through the scripts and found an issue with the platforms not reacting to the player entering the trigger box. The fix was quick as I just needed to change the tags and reference the tags in the script.</text:p>
      <text:p text:style-name="Normal"/>
      <text:p text:style-name="Normal">4/4/2021</text:p>
      <text:p text:style-name="Normal"/>
      <text:p text:style-name="Normal">Refine enemy follow package</text:p>
      <text:p text:style-name="Normal"/>
      <text:p text:style-name="Normal">17/4/2021</text:p>
      <text:p text:style-name="Normal"/>
      <text:p text:style-name="Normal">Create level layout for project</text:p>
      <text:p text:style-name="Normal"/>
      <text:p text:style-name="Normal">Made a quick sketch of what I wanted the level to look like and how I wanted the project to play like. I settled for a game where the player would run and collect pickups, while avoiding enemies and falling platforms. Once all the collectibles have been destroyed, the win text shows up.</text:p>
      <text:p text:style-name="Normal"/>
      <text:p text:style-name="Normal">3/5/2021</text:p>
      <text:p text:style-name="Normal"/>
      <text:p text:style-name="Normal">Implementing falling platforms</text:p>
      <text:p text:style-name="Normal"/>
      <text:p text:style-name="Normal">Implemented the script from the package. No issues with doing so.</text:p>
      <text:p text:style-name="Normal"/>
      <text:p text:style-name="Normal">9/5/2021</text:p>
      <text:p text:style-name="Normal"/>
      <text:p text:style-name="Normal">Implement pick ups</text:p>
      <text:p text:style-name="Normal"/>
      <text:p text:style-name="Normal">Implemented the pick ups with ease and no problems as all. I also made a script to link the pickups with the player to have a score counter and win test.</text:p>
      <text:p text:style-name="Normal"/>
      <text:p text:style-name="Normal">10/5/2021</text:p>
      <text:p text:style-name="Normal"/>
      <text:p text:style-name="Normal">Implement enemy follow</text:p>
      <text:p text:style-name="Normal"/>
      <text:p text:style-name="Normal">Implement the enemy follow and linked the player to the enemy script with a respawn script. This works by resetting the game if the player enters the enemies trigger box. This repawn script was also used for the platforms as well as the timer.</text:p>
      <text:p text:style-name="Normal"/>
      <text:p text:style-name="Normal">11/5/2021</text:p>
      <text:p text:style-name="Normal"/>
      <text:p text:style-name="Normal">Implement count down timer</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vid Toussaint</meta:initial-creator>
    <dc:creator>David Toussaint</dc:creator>
    <meta:creation-date>2021-05-18T14:04:00Z</meta:creation-date>
    <dc:date>2021-05-18T14:58:00Z</dc:date>
    <meta:template xlink:href="Normal" xlink:type="simple"/>
    <meta:editing-cycles>1</meta:editing-cycles>
    <meta:editing-duration>PT3240S</meta:editing-duration>
    <meta:document-statistic meta:page-count="4" meta:paragraph-count="5" meta:word-count="431" meta:character-count="2887" meta:row-count="20" meta:non-whitespace-character-count="2461"/>
  </office:meta>
</office:document-meta>
</file>